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 Unicode MS" svg:font-family="Arial Unicode MS"/>
    <style:font-face style:name="Helvetica" svg:font-family="Helvetica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Helvetica" fo:font-size="11.0pt" fo:color="#000000"/>
    </style:style>
    <style:style style:name="P2" style:family="paragraph" style:parent-style-name="Standard">
      <style:paragraph-properties fo:text-align="center"/>
      <style:text-properties style:font-name="Helvetica" fo:font-size="11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" fo:font-size="11.0pt" fo:color="#000000"/>
    </style:style>
    <style:style style:name="P4" style:family="paragraph" style:parent-style-name="Standard">
      <style:text-properties style:font-name="Times New Roman" fo:font-size="12.0pt" fo:color="#000000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style:font-name="Arial Unicode MS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/>
      <text:p text:style-name="P2"><text:span text:style-name="T1">Proyecto#2: Torneo Ta-Te-Ti 3D</text:span></text:p>
      <text:p text:style-name="P1"/>
      <text:p text:style-name="P1"><text:span text:style-name="T2">Introducci</text:span><text:span text:style-name="T3">ó</text:span><text:span text:style-name="T2">n a la Inteligencia Artificial</text:span></text:p>
      <text:p text:style-name="P1"><text:span text:style-name="T2">TRABAJO INDIVIDUAL<text:tab/><text:tab/><text:tab/><text:tab/><text:tab/><text:tab/></text:span></text:p>
      <text:p text:style-name="P1"><text:span text:style-name="T2">Fecha Entrega: <text:s/>29 de Octubre 23:59hs </text:span></text:p>
      <text:p text:style-name="P1"/>
      <text:p text:style-name="P1"><text:span text:style-name="T2">Objetivo</text:span></text:p>
      <text:p text:style-name="P1"/>
      <text:p text:style-name="P1">Este proyecto tiene como objetivo escribir un algoritmo Minimax con podado Alfa-Beta y heur<text:span text:style-name="T3">í</text:span>sticas necesarias para hacer un juego ganador.</text:p>
      <text:p text:style-name="P1"/>
      <text:p text:style-name="P1"><text:span text:style-name="T2">Instrucciones</text:span></text:p>
      <text:p text:style-name="P1"/>
      <text:p text:style-name="P1"><text:span text:style-name="T2">Para este proyecto se utilizará Python 3.6 para corregir el problema </text:span></text:p>
      <text:p text:style-name="P1"/>
      <text:p text:style-name="P1">Primero familiarízate con las funciones (de Python) que hemos incluido en el los archivos.</text:p>
      <text:p text:style-name="P1">El archivo m<text:span text:style-name="T3">á</text:span>s importante que NO HACE FALTA modificar es <text:span text:style-name="T2">competencia.py </text:span><text:s/>que hace que 2 o m<text:span text:style-name="T3">á</text:span>s jugadores jueguen Ta Te Ti 3D en un torneo que determina qui<text:span text:style-name="T3">é</text:span>n es el ganador.</text:p>
      <text:p text:style-name="P1"/>
      <text:p text:style-name="P1">Fijate en <text:span text:style-name="T2">jugador_libre.py </text:span>y <text:span text:style-name="T2">jugador_aleatorio.py</text:span>. Estos dos archivos (y sus copias de demostraci<text:span text:style-name="T3">ó</text:span>n) usan una estrategia muy simple para jugar. Tu versi<text:span text:style-name="T3">ó</text:span>n llamado <text:span text:style-name="T2">jugador_tunombre.py </text:span>(donde reemplazas <text:span text:style-name="T3">“</text:span>tunombre<text:span text:style-name="T3">” </text:span>por tu nombre) competir<text:span text:style-name="T3">á </text:span>con estos para ver quién gana.</text:p>
      <text:p text:style-name="P1"/>
      <text:p text:style-name="P1">Tu misi<text:span text:style-name="T3">ó</text:span>n es simple. Implementa:</text:p>
      <text:p text:style-name="P1"/>
      <text:list text:style-name="L1">
        <text:list-item>
          <text:p text:style-name="P3">Minimax con Podado Alfa-beta</text:p>
        </text:list-item>
        <text:list-item>
          <text:p text:style-name="P3">Limitaci<text:span text:style-name="T3">ó</text:span>n de profundidad en el algoritmo (Nota: tu algoritmo no debe exceder el tiempo permitido o ser<text:span text:style-name="T3">á </text:span>descalificado)</text:p>
        </text:list-item>
        <text:list-item>
          <text:p text:style-name="P3">Una heur<text:span text:style-name="T3">í</text:span>stica de evaluaci<text:span text:style-name="T3">ó</text:span>n para determinar si la posici<text:span text:style-name="T3">ó</text:span>n favorece o desfavorece al jugador</text:p>
        </text:list-item>
        <text:list-item>
          <text:p text:style-name="P3"/>
        </text:list-item>
      </text:list>
      <text:p text:style-name="P1"/>
      <text:p text:style-name="P1">Nota: toda implementación debe ser tuya. No bajar código.</text:p>
      <text:p text:style-name="P1"/>
      <text:p text:style-name="P1"><text:span text:style-name="T2">IMPORTANTE</text:span>: no cambiar la firma de m<text:span text:style-name="T3">é</text:span>todo <text:span text:style-name="T2">jugar()</text:span><text:s/>en el archivo jugar_*.py porque este proyecto se corregirá de manera automatizada. Si no se ejecuta.. no tendrás puntos.</text:p>
      <text:p text:style-name="P1"/>
      <text:p text:style-name="P1"><text:span text:style-name="T2">La Competencia / Evaluaci</text:span><text:span text:style-name="T3">ó</text:span><text:span text:style-name="T2">n</text:span></text:p>
      <text:p text:style-name="P1"/>
      <text:p text:style-name="P1"/>
      <text:p text:style-name="P1">La calificación será en base a cuántos de los puntos anteriores se lograron. Según lo siguiente:</text:p>
      <text:p text:style-name="P1"/>
      <text:p text:style-name="P1">20pts Minimax correcto y Alfa-beta correcto</text:p>
      <text:p text:style-name="P1">20pts Limitaci<text:span text:style-name="T3">ó</text:span>n de profundidad y tiempo</text:p>
      <text:p text:style-name="P1">10pts Optimizaciones</text:p>
      <text:p text:style-name="P1">30pts Heurística efectiva para el juego</text:p>
      <text:p text:style-name="P1">20pts Según competencia</text:p>
      <text:p text:style-name="P1"/>
      <text:p text:style-name="P1">La alumna o alumno que pueda resolver los problemas dados con el MENOR total número de pasos ganará puntaje extra según la siguiente tabla:</text:p>
      <text:p text:style-name="P1"/>
      <text:p text:style-name="P1">Primer lugar: 20 pts</text:p>
      <text:p text:style-name="P1">Segundo lugar: 18 pes</text:p>
      <text:p text:style-name="P1">Tercer lugar: 15 pts</text:p>
      <text:p text:style-name="P1">Solución válida no ganadora: 10 pts</text:p>
      <text:p text:style-name="P1">Haber entregado el proyecto: 5 pts</text:p>
      <text:p text:style-name="P1">No entregado: 0 pts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